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paragraph-properties fo:orphans="2" fo:widows="2"/>
      <style:text-properties fo:color="#24292e" style:font-name="SFMono-Regular" fo:font-size="9.75pt" fo:font-weight="bold" officeooo:rsid="004bd241" officeooo:paragraph-rsid="004bd241" style:font-weight-asian="bold" style:font-weight-complex="bold"/>
    </style:style>
    <style:style style:name="P38" style:family="paragraph" style:parent-style-name="Standard">
      <style:paragraph-properties fo:orphans="2" fo:widows="2"/>
      <style:text-properties fo:color="#24292e" style:font-name="SFMono-Regular" fo:font-size="9.75pt" fo:font-weight="bold" officeooo:rsid="004d619b" officeooo:paragraph-rsid="004d619b" style:font-weight-asian="bold" style:font-weight-complex="bold"/>
    </style:style>
    <style:style style:name="P39" style:family="paragraph" style:parent-style-name="Standard">
      <style:text-properties officeooo:rsid="003b50e3" officeooo:paragraph-rsid="003b50e3"/>
    </style:style>
    <style:style style:name="P40" style:family="paragraph" style:parent-style-name="Standard">
      <style:text-properties officeooo:rsid="003ea34a" officeooo:paragraph-rsid="003ea34a"/>
    </style:style>
    <style:style style:name="P41" style:family="paragraph" style:parent-style-name="Standard">
      <style:text-properties officeooo:rsid="0040860e" officeooo:paragraph-rsid="0040860e"/>
    </style:style>
    <style:style style:name="P42" style:family="paragraph" style:parent-style-name="Standard">
      <style:text-properties fo:color="#ce181e" officeooo:rsid="0040860e" officeooo:paragraph-rsid="0040860e"/>
    </style:style>
    <style:style style:name="P43" style:family="paragraph" style:parent-style-name="Standard">
      <style:text-properties officeooo:rsid="0040b596" officeooo:paragraph-rsid="0040b596"/>
    </style:style>
    <style:style style:name="P44" style:family="paragraph" style:parent-style-name="Standard">
      <style:text-properties officeooo:rsid="00444ec3" officeooo:paragraph-rsid="00444ec3"/>
    </style:style>
    <style:style style:name="P45" style:family="paragraph" style:parent-style-name="Standard">
      <style:text-properties officeooo:rsid="004558bb" officeooo:paragraph-rsid="004558bb"/>
    </style:style>
    <style:style style:name="P46" style:family="paragraph" style:parent-style-name="Preformatted_20_Text">
      <style:text-properties officeooo:rsid="0022a191" officeooo:paragraph-rsid="0022a191"/>
    </style:style>
    <style:style style:name="P47" style:family="paragraph" style:parent-style-name="Preformatted_20_Text">
      <style:text-properties officeooo:rsid="0022a191" officeooo:paragraph-rsid="00238135"/>
    </style:style>
    <style:style style:name="P48" style:family="paragraph" style:parent-style-name="Preformatted_20_Text">
      <style:text-properties officeooo:rsid="004558bb" officeooo:paragraph-rsid="004558bb"/>
    </style:style>
    <style:style style:name="P49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50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51" style:family="paragraph" style:parent-style-name="Standard" style:list-style-name="L1">
      <style:text-properties officeooo:rsid="0028f7c5" officeooo:paragraph-rsid="0028f7c5"/>
    </style:style>
    <style:style style:name="P52" style:family="paragraph" style:parent-style-name="Standard" style:list-style-name="L1">
      <style:text-properties officeooo:rsid="002a3fdb" officeooo:paragraph-rsid="002a3fdb"/>
    </style:style>
    <style:style style:name="P53" style:family="paragraph" style:parent-style-name="Standard">
      <style:text-properties officeooo:rsid="005224af" officeooo:paragraph-rsid="005224af"/>
    </style:style>
    <style:style style:name="P54" style:family="paragraph" style:parent-style-name="Standard">
      <style:text-properties officeooo:rsid="005224af" officeooo:paragraph-rsid="005224af" fo:background-color="#fff200"/>
    </style:style>
    <style:style style:name="P55" style:family="paragraph" style:parent-style-name="Standard">
      <style:text-properties officeooo:rsid="0052de3d" officeooo:paragraph-rsid="0052de3d" fo:background-color="#fff200"/>
    </style:style>
    <style:style style:name="P5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7" style:family="paragraph" style:parent-style-name="Standard">
      <style:text-properties fo:color="#d4d4d4" style:font-name="Droid Sans Mono" fo:font-size="10.5pt" fo:font-weight="normal" officeooo:rsid="005224af" officeooo:paragraph-rsid="005224af" fo:background-color="#1e1e1e"/>
    </style:style>
    <style:style style:name="P58" style:family="paragraph" style:parent-style-name="Standard">
      <style:text-properties officeooo:rsid="0052de3d" officeooo:paragraph-rsid="0052de3d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style:style style:name="T12" style:family="text">
      <style:text-properties fo:color="#b5cea8"/>
    </style:style>
    <style:style style:name="T13" style:family="text">
      <style:text-properties fo:color="#6a9955"/>
    </style:style>
    <style:style style:name="T14" style:family="text">
      <style:text-properties fo:color="#c58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269405835" text:style-name="L1">
        <text:list-item>
          <text:p text:style-name="P49">roslaunch ur10_moveit_config demo.launch (runs RVIS UR10 environment)</text:p>
        </text:list-item>
        <text:list-item>
          <text:p text:style-name="P51">rosrun moveit_tutorials move_group_python_interface_tutorialDW.py (opens and runs)</text:p>
          <text:list>
            <text:list-item>
              <text:p text:style-name="P52">Only have 5 joints for planning group</text:p>
            </text:list-item>
            <text:list-item>
              <text:p text:style-name="P52">BOX is not part of the planning so needs removal <text:tab/></text:p>
            </text:list-item>
            <text:list-item>
              <text:p text:style-name="P52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37">python Listen_link.py</text:p>
      <text:p text:style-name="P38">python Main_run.py</text:p>
      <text:p text:style-name="P14"><text:soft-page-break/>rosrun moveit_tutorials <text:span text:style-name="T8">Thesis</text:span>_python_interface.py</text:p>
      <text:p text:style-name="P13"/>
      <text:p text:style-name="P30">Lessons learnt </text:p>
      <text:list xml:id="list3749582261" text:style-name="L2">
        <text:list-item>
          <text:p text:style-name="P50">Cant run multi sims etc in from one launch file</text:p>
        </text:list-item>
        <text:list-item>
          <text:p text:style-name="P50">If you build your own config need to check both controller and transmission files for naming conventions. </text:p>
        </text:list-item>
        <text:list-item>
          <text:p text:style-name="P50"/>
        </text:list-item>
      </text:list>
      <text:p text:style-name="P33"/>
      <text:p text:style-name="P15">28/01/2020</text:p>
      <text:p text:style-name="P39"/>
      <text:p text:style-name="P40">empty_world.launch location <text:span text:style-name="T5">/opt/ros/melodic/share/gazebo_ros</text:span></text:p>
      <text:p text:style-name="P39"/>
      <text:p text:style-name="P39"><text:span text:style-name="T9">location of world file </text:span>/usr/share/gazebo-9</text:p>
      <text:p text:style-name="P41">NOTE we added a shape for the bench into </text:p>
      <text:p text:style-name="P41">/usr/share/gazebo-9/worlds$ sudo nano empty.world</text:p>
      <text:p text:style-name="P41"/>
      <text:p text:style-name="P41">looks like </text:p>
      <text:p text:style-name="P42"><text:s text:c="4"/>&lt;model name="box"&gt;</text:p>
      <text:p text:style-name="P42"><text:s text:c="6"/>&lt;pose&gt;0 0 0.0 0 0 0&lt;/pose&gt;</text:p>
      <text:p text:style-name="P42"><text:s text:c="6"/>&lt;link name="link"&gt;</text:p>
      <text:p text:style-name="P42"><text:s text:c="8"/>&lt;collision name="collision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8"/>&lt;/collision&gt;</text:p>
      <text:p text:style-name="P42"><text:s text:c="8"/>&lt;visual name="visual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10"/>&lt;material&gt;</text:p>
      <text:p text:style-name="P42"><text:s text:c="12"/>&lt;script&gt;Gazebo/WoodPallet&lt;/script&gt;</text:p>
      <text:p text:style-name="P42"><text:s text:c="10"/>&lt;/material&gt;</text:p>
      <text:p text:style-name="P42"><text:s text:c="8"/>&lt;/visual&gt;</text:p>
      <text:p text:style-name="P42"><text:s text:c="6"/>&lt;/link&gt;</text:p>
      <text:p text:style-name="P42"><text:s text:c="4"/>&lt;/model&gt;</text:p>
      <text:p text:style-name="P33"/>
      <text:p text:style-name="P43">Also NOTE edited</text:p>
      <text:p text:style-name="P44">We have addded a shape to RVIZ manually using the python API, this is the collision object we are using as a bench..</text:p>
      <text:p text:style-name="P44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><text:soft-page-break/></text:p>
      <text:p text:style-name="P17">catkin_ws/src/universal_robot/ur_gazebo/launch$ roslaunch ur10.launch</text:p>
      <text:p text:style-name="P17"/>
      <text:p text:style-name="P21">check something is working</text:p>
      <text:p text:style-name="P46"><text:span text:style-name="Source_20_Text">rostopic echo -n 1 /gazebo/model_states</text:span><text:span text:style-name="Source_20_Text"><text:span text:style-name="T6">28/01/2020</text:span></text:span></text:p>
      <text:p text:style-name="P46"><text:span text:style-name="Source_20_Text"/></text:p>
      <text:p text:style-name="P47"><text:span text:style-name="Source_20_Text"><text:span text:style-name="T2">check to see a list of what you can do with Gazebo</text:span></text:span></text:p>
      <text:p text:style-name="P46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<text:soft-page-break/>EA and CoEvolution</text:p>
      <text:p text:style-name="P45"><text:a xlink:type="simple" xlink:href="https://github.com/DEAP/deap" text:style-name="Internet_20_link" text:visited-style-name="Visited_20_Internet_20_Link">https://github.com/DEAP/deap</text:a></text:p>
      <text:p text:style-name="P48"><text:span text:style-name="T10">sudo </text:span>pip install deap</text:p>
      <text:p text:style-name="P48"/>
      <text:p text:style-name="P48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48"/>
      <text:p text:style-name="P48"/>
      <text:p text:style-name="P45"/>
      <text:p text:style-name="P45">david@david:~/catkin_ws/src/universal_robot/ur_driver$ rosrun controller_manager controller_manager <text:s/>list</text:p>
      <text:p text:style-name="P45"/>
      <text:p text:style-name="P45">'joint_state_controller' - 'hardware_interface::JointStateInterface' ( running )</text:p>
      <text:p text:style-name="P45">'arm_controller' - 'hardware_interface::PositionJointInterface' ( running )</text:p>
      <text:p text:style-name="P45">'joint_group_position_controller' - 'hardware_interface::PositionJointInterface' ( initialized )</text:p>
      <text:p text:style-name="Standard"/>
      <text:p text:style-name="Standard"/>
      <text:p text:style-name="P53">Important Notes </text:p>
      <text:p text:style-name="P53"/>
      <text:p text:style-name="P58">To Prevent an PATH_PLANNING_VIOLATION</text:p>
      <text:p text:style-name="P53">arm_controller:</text:p>
      <text:p text:style-name="P53"><text:s text:c="2"/>type: position_controllers/JointTrajectoryController</text:p>
      <text:p text:style-name="P53"><text:s text:c="2"/>joints:</text:p>
      <text:p text:style-name="P53"><text:s text:c="5"/>- shoulder_pan_joint</text:p>
      <text:p text:style-name="P53"><text:s text:c="5"/>- shoulder_lift_joint</text:p>
      <text:p text:style-name="P53"><text:s text:c="5"/>- elbow_joint</text:p>
      <text:p text:style-name="P53"><text:s text:c="5"/>- wrist_1_joint</text:p>
      <text:p text:style-name="P53"><text:s text:c="5"/>- wrist_2_joint</text:p>
      <text:p text:style-name="P53"><text:s text:c="5"/>- wrist_3_joint</text:p>
      <text:p text:style-name="P53"><text:s text:c="2"/>constraints:</text:p>
      <text:p text:style-name="P54"><text:s text:c="6"/>goal_time: 1.6</text:p>
      <text:p text:style-name="P54"><text:s text:c="6"/>stopped_velocity_tolerance: 1.0 #0.05</text:p>
      <text:p text:style-name="P54"><text:s text:c="6"/>shoulder_pan_joint: {trajectory: 1.2, goal: 0.5} #.2 #.1</text:p>
      <text:p text:style-name="P54"><text:s text:c="6"/>shoulder_lift_joint: {trajectory: 2.2, goal: 0.5}</text:p>
      <text:p text:style-name="P54"><text:s text:c="6"/>elbow_joint: {trajectory: 1.2, goal: 0.5}</text:p>
      <text:p text:style-name="P54"><text:s text:c="6"/>wrist_1_joint: {trajectory: 1.2, goal: 0.5}</text:p>
      <text:p text:style-name="P54"><text:s text:c="6"/>wrist_2_joint: {trajectory: 1.2, goal: 0.5}</text:p>
      <text:p text:style-name="P54"><text:s text:c="6"/>wrist_3_joint: {trajectory: 1.2, goal: 0.5}</text:p>
      <text:p text:style-name="P54"><text:s text:c="2"/>stop_trajectory_duration: 1.0 #0.5</text:p>
      <text:p text:style-name="P54"/>
      <text:p text:style-name="P55">To Prevent a failed planner </text:p>
      <text:p text:style-name="P57">move_group.set_planning_time(<text:span text:style-name="T12">90</text:span>)</text:p>
      <text:p text:style-name="P56">move_group.set_num_planning_attempts(<text:span text:style-name="T12">2050</text:span>) <text:span text:style-name="T13">#Gets ignored by RVIZ</text:span></text:p>
      <text:p text:style-name="P56">move_group.set_goal_position_tolerance(<text:span text:style-name="T12">0.2</text:span>)</text:p>
      <text:p text:style-name="P56">move_group.set_goal_orientation_tolerance(<text:span text:style-name="T12">0.2</text:span>)</text:p>
      <text:p text:style-name="P56">move_group.set_goal_tolerance(<text:span text:style-name="T12">0.5</text:span>)</text:p>
      <text:p text:style-name="P56">move_group.set_goal_joint_tolerance(<text:span text:style-name="T12">0.5</text:span>)</text:p>
      <text:p text:style-name="P56"><text:span text:style-name="T14">return</text:span> all_close(joint_goal, current_joints, <text:span text:style-name="T12">0.03</text:span>)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5-09T12:07:55.464592186</dc:date>
    <meta:editing-duration>P16DT6H28M23S</meta:editing-duration>
    <meta:editing-cycles>41</meta:editing-cycles>
    <meta:document-statistic meta:table-count="0" meta:image-count="0" meta:object-count="0" meta:page-count="4" meta:paragraph-count="145" meta:word-count="537" meta:character-count="5453" meta:non-whitespace-character-count="4754"/>
  </office:meta>
</office:document-meta>
</file>